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0c1773" officeooo:paragraph-rsid="000c1773"/>
    </style:style>
    <style:style style:name="P2" style:family="paragraph" style:parent-style-name="Standard">
      <style:text-properties style:font-name="Arial" officeooo:rsid="000fbbdf" officeooo:paragraph-rsid="000fbbdf"/>
    </style:style>
    <style:style style:name="P3" style:family="paragraph" style:parent-style-name="Standard">
      <style:text-properties style:font-name="Arial" officeooo:rsid="0010dc8a" officeooo:paragraph-rsid="0010dc8a"/>
    </style:style>
    <style:style style:name="P4" style:family="paragraph" style:parent-style-name="Standard">
      <style:text-properties style:font-name="Arial" officeooo:rsid="00145959" officeooo:paragraph-rsid="00145959"/>
    </style:style>
    <style:style style:name="P5" style:family="paragraph" style:parent-style-name="Standard">
      <style:text-properties style:font-name="Arial" officeooo:rsid="0016d27d" officeooo:paragraph-rsid="0016d27d"/>
    </style:style>
    <style:style style:name="P6" style:family="paragraph" style:parent-style-name="Standard">
      <style:text-properties style:font-name="Arial" officeooo:rsid="001f1289" officeooo:paragraph-rsid="001f1289"/>
    </style:style>
    <style:style style:name="P7" style:family="paragraph" style:parent-style-name="Standard">
      <style:text-properties style:font-name="Arial" officeooo:paragraph-rsid="001f1289"/>
    </style:style>
    <style:style style:name="P8" style:family="paragraph" style:parent-style-name="Standard">
      <style:paragraph-properties style:writing-mode="lr-tb"/>
      <style:text-properties style:font-name="Arial" officeooo:rsid="0039c2ac"/>
    </style:style>
    <style:style style:name="P9" style:family="paragraph" style:parent-style-name="Standard">
      <style:paragraph-properties style:writing-mode="lr-tb"/>
      <style:text-properties style:font-name="Arial" officeooo:rsid="0047f940" officeooo:paragraph-rsid="0047f940"/>
    </style:style>
    <style:style style:name="P10" style:family="paragraph" style:parent-style-name="Standard">
      <style:paragraph-properties style:writing-mode="lr-tb"/>
      <style:text-properties officeooo:paragraph-rsid="0047f940"/>
    </style:style>
    <style:style style:name="T1" style:family="text">
      <style:text-properties officeooo:rsid="0018424f"/>
    </style:style>
    <style:style style:name="T2" style:family="text">
      <style:text-properties officeooo:rsid="0019f063"/>
    </style:style>
    <style:style style:name="T3" style:family="text">
      <style:text-properties officeooo:rsid="001b867b"/>
    </style:style>
    <style:style style:name="T4" style:family="text">
      <style:text-properties officeooo:rsid="001e47fa"/>
    </style:style>
    <style:style style:name="T5" style:family="text">
      <style:text-properties officeooo:rsid="00204c22"/>
    </style:style>
    <style:style style:name="T6" style:family="text">
      <style:text-properties officeooo:rsid="0023167a"/>
    </style:style>
    <style:style style:name="T7" style:family="text">
      <style:text-properties style:font-name="Arial" officeooo:rsid="0047f9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inrich Mann Biograffie:</text:p>
      <text:p text:style-name="P1"/>
      <text:p text:style-name="P2">Heinrich Mann sehr Vielseitig und Wiedersprüchlig.</text:p>
      <text:p text:style-name="P3">Stand viel im Schaten seines Bruders, der Nobelpreisträger ist</text:p>
      <text:p text:style-name="P4">Vater wollte nicht, dass er Schriftsteller wird. Heinrich Mann glaubt and die aufklärerrische Kraft der Schrift.</text:p>
      <text:p text:style-name="P4"/>
      <text:p text:style-name="P5">Stark <text:span text:style-name="T3">Politisch</text:span> engagiert <text:span text:style-name="T1">(auch </text:span><text:span text:style-name="T2">in Schcrift zu erkennen). </text:span><text:span text:style-name="T4">Politshce Strömung Demokratisch bis teilweise Kommunistisch, musste vor Nazis fliehen </text:span><text:span text:style-name="T6">(auch weil Frau Jüdin ist)</text:span></text:p>
      <text:p text:style-name="P6">Hat<text:span text:style-name="T5">te</text:span> Tschechoslowaksiche Staatsbürgers<text:span text:style-name="T5">chaft</text:span></text:p>
      <text:p text:style-name="P6"/>
      <text:p text:style-name="P7"/>
      <text:p text:style-name="P7"/>
      <text:p text:style-name="P8"/>
      <text:p text:style-name="P9">Politsche Ansichten Wilhelm II.s:</text:p>
      <text:p text:style-name="P9"/>
      <text:p text:style-name="P10"><text:span text:style-name="T7">Wilhelm II. hatte eine konservative politische Ansicht und unterstützte die Idee eines autoritären Staates und des Militärs als Garant des Staates. Er sah die Armee als den Stolz der Nation und glaubte, dass das Militär die Normen entsprechend seiner Erfahrung in der Armee auf Ämter und Schulen übertragen sollte. Er befürwortete eine autoritäre Herrschaft, die auf symbolischen und allegorischen Elementen basierte, und erwartete, dass der Kaiser der einzige Garant des Staates wird. </text:span></text:p>
      <text:p text:style-name="P10"><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02T08:09:41.335000000</dc:date>
    <meta:editing-duration>PT2H25M37S</meta:editing-duration>
    <meta:editing-cycles>30</meta:editing-cycles>
    <meta:generator>LibreOffice/7.1.0.3$Windows_X86_64 LibreOffice_project/f6099ecf3d29644b5008cc8f48f42f4a40986e4c</meta:generator>
    <meta:document-statistic meta:table-count="0" meta:image-count="0" meta:object-count="0" meta:page-count="1" meta:paragraph-count="8" meta:word-count="136" meta:character-count="982" meta:non-whitespace-character-count="853"/>
  </office:meta>
</office:document-meta>
</file>